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SimHei" svg:font-family="SimHei"/>
    <style:font-face style:name="思源黑体 CN Bold" svg:font-family="'思源黑体 CN Bold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思源黑体 CN Regular" fo:font-size="11pt" fo:font-weight="normal" officeooo:paragraph-rsid="000d05df" style:font-name-asian="思源黑体 CN Regular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思源黑体 CN Regular" fo:font-size="11pt" fo:font-weight="normal" officeooo:paragraph-rsid="00105102" style:font-name-asian="思源黑体 CN Regular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思源黑体 CN Regular" fo:font-size="11pt" fo:font-weight="normal" officeooo:paragraph-rsid="0017f8f7" style:font-name-asian="思源黑体 CN Regular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思源黑体 CN Regular" fo:font-size="11pt" fo:font-weight="normal" officeooo:paragraph-rsid="0019b27f" style:font-name-asian="思源黑体 CN Regular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思源黑体 CN Regular" fo:font-size="11pt" fo:font-weight="normal" officeooo:paragraph-rsid="0026ec8a" style:font-name-asian="思源黑体 CN Regular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思源黑体 CN Regular" fo:font-size="11pt" fo:font-weight="normal" officeooo:paragraph-rsid="002675f0"/>
    </style:style>
    <style:style style:name="P7" style:family="paragraph" style:parent-style-name="Standard">
      <style:text-properties style:font-name="思源黑体 CN Regular" fo:font-size="11pt" fo:font-weight="normal" officeooo:paragraph-rsid="0026ec8a"/>
    </style:style>
    <style:style style:name="P8" style:family="paragraph" style:parent-style-name="Standard">
      <style:text-properties style:font-name="思源黑体 CN Regular" fo:font-size="11pt" fo:font-weight="normal" officeooo:paragraph-rsid="002715dc"/>
    </style:style>
    <style:style style:name="P9" style:family="paragraph" style:parent-style-name="Standard">
      <style:text-properties style:font-name="思源黑体 CN Regular" fo:font-size="11pt" fo:font-weight="normal" officeooo:paragraph-rsid="000d05df"/>
    </style:style>
    <style:style style:name="P10" style:family="paragraph" style:parent-style-name="Standard">
      <style:text-properties fo:color="#000000" style:font-name="思源黑体 CN Regular" fo:font-size="11pt" fo:font-weight="normal" officeooo:paragraph-rsid="002715dc"/>
    </style:style>
    <style:style style:name="P11" style:family="paragraph" style:parent-style-name="Standard" style:list-style-name="L1">
      <style:text-properties style:font-name="思源黑体 CN Regular" fo:font-size="11pt" fo:font-weight="normal" officeooo:paragraph-rsid="000d05df" style:font-name-asian="思源黑体 CN Regular" style:font-size-asian="11pt" style:font-weight-asian="normal" style:font-size-complex="11pt" style:font-weight-complex="normal"/>
    </style:style>
    <style:style style:name="P12" style:family="paragraph" style:parent-style-name="Standard" style:list-style-name="L2">
      <style:text-properties style:font-name="思源黑体 CN Regular" fo:font-size="11pt" fo:font-weight="normal" officeooo:paragraph-rsid="00105102" style:font-name-asian="思源黑体 CN Regular" style:font-size-asian="11pt" style:font-weight-asian="normal" style:font-size-complex="11pt" style:font-weight-complex="normal"/>
    </style:style>
    <style:style style:name="P13" style:family="paragraph" style:parent-style-name="Standard" style:list-style-name="L2">
      <style:text-properties style:font-name="思源黑体 CN Regular" fo:font-size="11pt" fo:font-weight="normal" officeooo:paragraph-rsid="001e7fcb" style:font-name-asian="思源黑体 CN Regular" style:font-size-asian="11pt" style:font-weight-asian="normal" style:font-size-complex="11pt" style:font-weight-complex="normal"/>
    </style:style>
    <style:style style:name="P14" style:family="paragraph" style:parent-style-name="Standard" style:list-style-name="L3">
      <style:text-properties style:font-name="思源黑体 CN Regular" fo:font-size="11pt" fo:font-weight="normal" officeooo:paragraph-rsid="00105102" style:font-name-asian="思源黑体 CN Regular" style:font-size-asian="11pt" style:font-weight-asian="normal" style:font-size-complex="11pt" style:font-weight-complex="normal"/>
    </style:style>
    <style:style style:name="P15" style:family="paragraph" style:parent-style-name="Standard" style:list-style-name="L3">
      <style:text-properties style:font-name="思源黑体 CN Regular" fo:font-size="11pt" fo:font-weight="normal" officeooo:paragraph-rsid="001e7fcb" style:font-name-asian="思源黑体 CN Regular" style:font-size-asian="11pt" style:font-weight-asian="normal" style:font-size-complex="11pt" style:font-weight-complex="normal"/>
    </style:style>
    <style:style style:name="P16" style:family="paragraph" style:parent-style-name="Standard" style:list-style-name="L4">
      <style:text-properties style:font-name="思源黑体 CN Regular" fo:font-size="11pt" fo:font-weight="normal" officeooo:paragraph-rsid="00105102" style:font-name-asian="思源黑体 CN Regular" style:font-size-asian="11pt" style:font-weight-asian="normal" style:font-size-complex="11pt" style:font-weight-complex="normal"/>
    </style:style>
    <style:style style:name="P17" style:family="paragraph" style:parent-style-name="Standard" style:list-style-name="L4">
      <style:text-properties style:font-name="思源黑体 CN Regular" fo:font-size="11pt" fo:font-weight="normal" officeooo:paragraph-rsid="003641bf" style:font-name-asian="思源黑体 CN Regular" style:font-size-asian="11pt" style:font-weight-asian="normal" style:font-size-complex="11pt" style:font-weight-complex="normal"/>
    </style:style>
    <style:style style:name="P18" style:family="paragraph" style:parent-style-name="Standard" style:list-style-name="L5">
      <style:text-properties style:font-name="思源黑体 CN Regular" fo:font-size="11pt" fo:font-weight="normal" officeooo:paragraph-rsid="00105102" style:font-name-asian="思源黑体 CN Regular" style:font-size-asian="11pt" style:font-weight-asian="normal" style:font-size-complex="11pt" style:font-weight-complex="normal"/>
    </style:style>
    <style:style style:name="P19" style:family="paragraph" style:parent-style-name="Standard" style:list-style-name="L5">
      <style:text-properties style:font-name="思源黑体 CN Regular" fo:font-size="11pt" fo:font-weight="normal" officeooo:paragraph-rsid="003641bf" style:font-name-asian="思源黑体 CN Regular" style:font-size-asian="11pt" style:font-weight-asian="normal" style:font-size-complex="11pt" style:font-weight-complex="normal"/>
    </style:style>
    <style:style style:name="P20" style:family="paragraph" style:parent-style-name="Standard" style:list-style-name="L6">
      <style:text-properties style:font-name="思源黑体 CN Regular" fo:font-size="11pt" fo:font-weight="normal" officeooo:paragraph-rsid="00105102" style:font-name-asian="思源黑体 CN Regular" style:font-size-asian="11pt" style:font-weight-asian="normal" style:font-size-complex="11pt" style:font-weight-complex="normal"/>
    </style:style>
    <style:style style:name="P21" style:family="paragraph" style:parent-style-name="Standard" style:list-style-name="L7">
      <style:text-properties style:font-name="思源黑体 CN Regular" fo:font-size="11pt" fo:font-weight="normal" officeooo:paragraph-rsid="00105102" style:font-name-asian="思源黑体 CN Regular" style:font-size-asian="11pt" style:font-weight-asian="normal" style:font-size-complex="11pt" style:font-weight-complex="normal"/>
    </style:style>
    <style:style style:name="P22" style:family="paragraph" style:parent-style-name="Standard" style:list-style-name="L9">
      <style:text-properties style:font-name="思源黑体 CN Regular" fo:font-size="11pt" fo:font-weight="normal" officeooo:rsid="00200806" officeooo:paragraph-rsid="00200806" style:font-name-asian="思源黑体 CN Regular" style:font-size-asian="11pt" style:font-weight-asian="normal" style:font-size-complex="11pt" style:font-weight-complex="normal"/>
    </style:style>
    <style:style style:name="P23" style:family="paragraph" style:parent-style-name="Standard" style:list-style-name="L9">
      <style:text-properties style:font-name="思源黑体 CN Regular" fo:font-size="11pt" fo:font-weight="normal" officeooo:rsid="00200806" officeooo:paragraph-rsid="0020108a" style:font-name-asian="思源黑体 CN Regular" style:font-size-asian="11pt" style:font-weight-asian="normal" style:font-size-complex="11pt" style:font-weight-complex="normal"/>
    </style:style>
    <style:style style:name="P24" style:family="paragraph" style:parent-style-name="Standard" style:list-style-name="L9">
      <style:text-properties style:font-name="思源黑体 CN Regular" fo:font-size="11pt" fo:font-weight="normal" officeooo:rsid="00200806" officeooo:paragraph-rsid="00219298" style:font-name-asian="思源黑体 CN Regular" style:font-size-asian="11pt" style:font-weight-asian="normal" style:font-size-complex="11pt" style:font-weight-complex="normal"/>
    </style:style>
    <style:style style:name="P25" style:family="paragraph" style:parent-style-name="Standard" style:list-style-name="L10">
      <style:text-properties style:font-name="思源黑体 CN Regular" fo:font-size="11pt" fo:font-weight="normal" officeooo:rsid="00200806" officeooo:paragraph-rsid="00219298" style:font-name-asian="思源黑体 CN Regular" style:font-size-asian="11pt" style:font-weight-asian="normal" style:font-size-complex="11pt" style:font-weight-complex="normal"/>
    </style:style>
    <style:style style:name="P26" style:family="paragraph" style:parent-style-name="Standard" style:list-style-name="L11">
      <style:text-properties style:font-name="思源黑体 CN Regular" fo:font-size="11pt" fo:font-weight="normal" officeooo:paragraph-rsid="00142185" style:font-name-asian="思源黑体 CN Regular" style:font-size-asian="11pt" style:font-weight-asian="normal" style:font-size-complex="11pt" style:font-weight-complex="normal"/>
    </style:style>
    <style:style style:name="P27" style:family="paragraph" style:parent-style-name="Standard" style:list-style-name="L12">
      <style:text-properties style:font-name="思源黑体 CN Regular" fo:font-size="11pt" fo:font-weight="normal" officeooo:paragraph-rsid="001604cd" style:font-name-asian="思源黑体 CN Regular" style:font-size-asian="11pt" style:font-weight-asian="normal" style:font-size-complex="11pt" style:font-weight-complex="normal"/>
    </style:style>
    <style:style style:name="P28" style:family="paragraph" style:parent-style-name="Standard" style:list-style-name="L12">
      <style:text-properties style:font-name="思源黑体 CN Regular" fo:font-size="11pt" fo:font-weight="normal" officeooo:paragraph-rsid="0027327c" style:font-name-asian="思源黑体 CN Regular" style:font-size-asian="11pt" style:font-weight-asian="normal" style:font-size-complex="11pt" style:font-weight-complex="normal"/>
    </style:style>
    <style:style style:name="P29" style:family="paragraph" style:parent-style-name="Standard" style:list-style-name="L12">
      <style:text-properties style:font-name="思源黑体 CN Regular" fo:font-size="11pt" fo:font-weight="normal" officeooo:paragraph-rsid="005a84a0" style:font-name-asian="思源黑体 CN Regular" style:font-size-asian="11pt" style:font-weight-asian="normal" style:font-size-complex="11pt" style:font-weight-complex="normal"/>
    </style:style>
    <style:style style:name="P30" style:family="paragraph" style:parent-style-name="Standard" style:list-style-name="L12">
      <style:text-properties style:font-name="思源黑体 CN Regular" fo:font-size="11pt" fo:font-weight="normal" officeooo:rsid="0018a424" officeooo:paragraph-rsid="003c993e" style:font-name-asian="思源黑体 CN Regular" style:font-size-asian="11pt" style:font-weight-asian="normal" style:font-size-complex="11pt" style:font-weight-complex="normal"/>
    </style:style>
    <style:style style:name="P31" style:family="paragraph" style:parent-style-name="Standard" style:list-style-name="L13">
      <style:text-properties style:font-name="思源黑体 CN Regular" fo:font-size="11pt" fo:font-weight="normal" officeooo:paragraph-rsid="0017f8f7" style:font-name-asian="思源黑体 CN Regular" style:font-size-asian="11pt" style:font-weight-asian="normal" style:font-size-complex="11pt" style:font-weight-complex="normal"/>
    </style:style>
    <style:style style:name="P32" style:family="paragraph" style:parent-style-name="Standard" style:list-style-name="L13">
      <style:text-properties style:font-name="思源黑体 CN Regular" fo:font-size="11pt" fo:font-weight="normal" officeooo:paragraph-rsid="00279c47" style:font-name-asian="思源黑体 CN Regular" style:font-size-asian="11pt" style:font-weight-asian="normal" style:font-size-complex="11pt" style:font-weight-complex="normal"/>
    </style:style>
    <style:style style:name="P33" style:family="paragraph" style:parent-style-name="Standard" style:list-style-name="L13">
      <style:text-properties style:font-name="思源黑体 CN Regular" fo:font-size="11pt" fo:font-weight="normal" officeooo:paragraph-rsid="005a84a0" style:font-name-asian="思源黑体 CN Regular" style:font-size-asian="11pt" style:font-weight-asian="normal" style:font-size-complex="11pt" style:font-weight-complex="normal"/>
    </style:style>
    <style:style style:name="P34" style:family="paragraph" style:parent-style-name="Standard" style:list-style-name="L14">
      <style:text-properties style:font-name="思源黑体 CN Regular" fo:font-size="11pt" fo:font-weight="normal" officeooo:paragraph-rsid="0017f8f7" style:font-name-asian="思源黑体 CN Regular" style:font-size-asian="11pt" style:font-weight-asian="normal" style:font-size-complex="11pt" style:font-weight-complex="normal"/>
    </style:style>
    <style:style style:name="P35" style:family="paragraph" style:parent-style-name="Standard" style:list-style-name="L15">
      <style:text-properties style:font-name="思源黑体 CN Regular" fo:font-size="11pt" fo:font-weight="normal" officeooo:paragraph-rsid="0019b27f" style:font-name-asian="思源黑体 CN Regular" style:font-size-asian="11pt" style:font-weight-asian="normal" style:font-size-complex="11pt" style:font-weight-complex="normal"/>
    </style:style>
    <style:style style:name="P36" style:family="paragraph" style:parent-style-name="Standard" style:list-style-name="L15">
      <style:text-properties style:font-name="思源黑体 CN Regular" fo:font-size="11pt" fo:font-weight="normal" officeooo:paragraph-rsid="00279c47" style:font-name-asian="思源黑体 CN Regular" style:font-size-asian="11pt" style:font-weight-asian="normal" style:font-size-complex="11pt" style:font-weight-complex="normal"/>
    </style:style>
    <style:style style:name="P37" style:family="paragraph" style:parent-style-name="Standard" style:list-style-name="L16">
      <style:text-properties style:font-name="思源黑体 CN Regular" fo:font-size="11pt" fo:font-weight="normal" officeooo:paragraph-rsid="0019b27f" style:font-name-asian="思源黑体 CN Regular" style:font-size-asian="11pt" style:font-weight-asian="normal" style:font-size-complex="11pt" style:font-weight-complex="normal"/>
    </style:style>
    <style:style style:name="P38" style:family="paragraph" style:parent-style-name="Standard" style:list-style-name="L16">
      <style:text-properties style:font-name="思源黑体 CN Regular" fo:font-size="11pt" fo:font-weight="normal" officeooo:paragraph-rsid="00279c47" style:font-name-asian="思源黑体 CN Regular" style:font-size-asian="11pt" style:font-weight-asian="normal" style:font-size-complex="11pt" style:font-weight-complex="normal"/>
    </style:style>
    <style:style style:name="P39" style:family="paragraph" style:parent-style-name="Standard" style:list-style-name="L17">
      <style:text-properties style:font-name="思源黑体 CN Regular" fo:font-size="11pt" fo:font-weight="normal" officeooo:paragraph-rsid="0019b27f" style:font-name-asian="思源黑体 CN Regular" style:font-size-asian="11pt" style:font-weight-asian="normal" style:font-size-complex="11pt" style:font-weight-complex="normal"/>
    </style:style>
    <style:style style:name="P40" style:family="paragraph" style:parent-style-name="Standard" style:list-style-name="L18">
      <style:text-properties style:font-name="思源黑体 CN Regular" fo:font-size="11pt" fo:font-weight="normal" officeooo:paragraph-rsid="0019b27f" style:font-name-asian="思源黑体 CN Regular" style:font-size-asian="11pt" style:font-weight-asian="normal" style:font-size-complex="11pt" style:font-weight-complex="normal"/>
    </style:style>
    <style:style style:name="P41" style:family="paragraph" style:parent-style-name="Standard" style:list-style-name="L18">
      <style:text-properties style:font-name="思源黑体 CN Regular" fo:font-size="11pt" fo:font-weight="normal" officeooo:paragraph-rsid="003e77ab" style:font-name-asian="思源黑体 CN Regular" style:font-size-asian="11pt" style:font-weight-asian="normal" style:font-size-complex="11pt" style:font-weight-complex="normal"/>
    </style:style>
    <style:style style:name="P42" style:family="paragraph" style:parent-style-name="Standard" style:list-style-name="L19">
      <style:text-properties style:font-name="思源黑体 CN Regular" fo:font-size="11pt" fo:font-weight="normal" officeooo:paragraph-rsid="0019b27f" style:font-name-asian="思源黑体 CN Regular" style:font-size-asian="11pt" style:font-weight-asian="normal" style:font-size-complex="11pt" style:font-weight-complex="normal"/>
    </style:style>
    <style:style style:name="P43" style:family="paragraph" style:parent-style-name="Standard" style:list-style-name="L20">
      <style:text-properties style:font-name="思源黑体 CN Regular" fo:font-size="11pt" fo:font-weight="normal" officeooo:paragraph-rsid="001c21ad" style:font-name-asian="思源黑体 CN Regular" style:font-size-asian="11pt" style:font-weight-asian="normal" style:font-size-complex="11pt" style:font-weight-complex="normal"/>
    </style:style>
    <style:style style:name="P44" style:family="paragraph" style:parent-style-name="Standard" style:list-style-name="L20">
      <style:text-properties style:font-name="思源黑体 CN Regular" fo:font-size="11pt" fo:font-weight="normal" officeooo:paragraph-rsid="001c89a8" style:font-name-asian="思源黑体 CN Regular" style:font-size-asian="11pt" style:font-weight-asian="normal" style:font-size-complex="11pt" style:font-weight-complex="normal"/>
    </style:style>
    <style:style style:name="P45" style:family="paragraph" style:parent-style-name="Standard" style:list-style-name="L21">
      <style:text-properties style:font-name="思源黑体 CN Regular" fo:font-size="11pt" fo:font-weight="normal" officeooo:paragraph-rsid="001c89a8" style:font-name-asian="思源黑体 CN Regular" style:font-size-asian="11pt" style:font-weight-asian="normal" style:font-size-complex="11pt" style:font-weight-complex="normal"/>
    </style:style>
    <style:style style:name="P46" style:family="paragraph" style:parent-style-name="Standard" style:list-style-name="L9">
      <style:text-properties style:font-name="思源黑体 CN Regular" fo:font-size="11pt" fo:font-weight="normal" officeooo:paragraph-rsid="0027327c"/>
    </style:style>
    <style:style style:name="P47" style:family="paragraph" style:parent-style-name="Standard" style:list-style-name="L9">
      <style:text-properties style:font-name="思源黑体 CN Regular" fo:font-size="11pt" fo:font-weight="normal" officeooo:paragraph-rsid="0026ec8a"/>
    </style:style>
    <style:style style:name="P48" style:family="paragraph" style:parent-style-name="Standard" style:list-style-name="L12">
      <style:text-properties style:font-name="思源黑体 CN Regular" fo:font-size="11pt" fo:font-weight="normal" officeooo:paragraph-rsid="0027327c"/>
    </style:style>
    <style:style style:name="P49" style:family="paragraph" style:parent-style-name="Standard" style:list-style-name="L13">
      <style:text-properties style:font-name="思源黑体 CN Regular" fo:font-size="11pt" fo:font-weight="normal" officeooo:paragraph-rsid="00279c47"/>
    </style:style>
    <style:style style:name="P50" style:family="paragraph" style:parent-style-name="Standard">
      <style:text-properties style:font-name="思源黑体 CN Regular" fo:font-size="11pt" fo:font-weight="normal" officeooo:paragraph-rsid="004a4f8d"/>
    </style:style>
    <style:style style:name="P51" style:family="paragraph" style:parent-style-name="Standard" style:list-style-name="L8">
      <style:text-properties officeooo:paragraph-rsid="0055c03d"/>
    </style:style>
    <style:style style:name="P52" style:family="paragraph" style:parent-style-name="Standard" style:list-style-name="L12">
      <style:text-properties officeooo:paragraph-rsid="005a84a0"/>
    </style:style>
    <style:style style:name="P53" style:family="paragraph" style:parent-style-name="Standard" style:list-style-name="L12">
      <style:text-properties officeooo:paragraph-rsid="00279c47" style:font-name-asian="思源黑体 CN Regular" style:font-size-asian="11pt"/>
    </style:style>
    <style:style style:name="P54" style:family="paragraph" style:parent-style-name="Standard" style:list-style-name="L19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paragraph-rsid="0019b27f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P55" style:family="paragraph" style:parent-style-name="Standard" style:list-style-name="L19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1c21ad" officeooo:paragraph-rsid="001c21ad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P56" style:family="paragraph" style:parent-style-name="Standard" style:list-style-name="L20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1c21ad" officeooo:paragraph-rsid="001c89a8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P57" style:family="paragraph" style:parent-style-name="Standard" style:list-style-name="L21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1c21ad" officeooo:paragraph-rsid="001c89a8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P58" style:family="paragraph" style:parent-style-name="Standard" style:list-style-name="L20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paragraph-rsid="001c89a8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P59" style:family="paragraph" style:parent-style-name="Standard" style:list-style-name="L21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paragraph-rsid="001c89a8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P60" style:family="paragraph" style:parent-style-name="Standard" style:list-style-name="L21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1c89a8" officeooo:paragraph-rsid="001c89a8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135645"/>
    </style:style>
    <style:style style:name="T4" style:family="text">
      <style:text-properties officeooo:rsid="0017f8f7"/>
    </style:style>
    <style:style style:name="T5" style:family="text">
      <style:text-properties officeooo:rsid="001aba18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officeooo:rsid="001c21ad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officeooo:rsid="001c89a8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officeooo:rsid="001aba18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officeooo:rsid="0018a424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T11" style:family="text">
      <style:text-properties style:font-name="思源黑体 CN Regular" fo:font-size="11pt" fo:font-weight="normal" style:font-weight-asian="normal" style:font-size-complex="11pt" style:font-weight-complex="normal"/>
    </style:style>
    <style:style style:name="T12" style:family="text">
      <style:text-properties style:font-name="思源黑体 CN Regular" fo:font-size="11pt" fo:font-weight="normal" officeooo:rsid="0027327c" style:font-weight-asian="normal" style:font-size-complex="11pt" style:font-weight-complex="normal"/>
    </style:style>
    <style:style style:name="T13" style:family="text">
      <style:text-properties style:font-name="思源黑体 CN Regular" fo:font-size="11pt" fo:font-weight="normal" style:font-name-asian="思源黑体 CN Regular" style:font-size-asian="11pt" style:font-weight-asian="normal" style:font-size-complex="11pt" style:font-weight-complex="normal"/>
    </style:style>
    <style:style style:name="T14" style:family="text">
      <style:text-properties style:font-name="思源黑体 CN Regular" fo:font-size="11pt" fo:font-weight="normal" officeooo:rsid="0055c03d" style:font-name-asian="思源黑体 CN Regular" style:font-size-asian="11pt" style:font-weight-asian="normal" style:font-size-complex="11pt" style:font-weight-complex="normal"/>
    </style:style>
    <style:style style:name="T15" style:family="text">
      <style:text-properties style:font-name="思源黑体 CN Regular" fo:font-size="11pt" fo:font-weight="normal" officeooo:rsid="005a84a0" style:font-name-asian="思源黑体 CN Regular" style:font-size-asian="11pt" style:font-weight-asian="normal" style:font-size-complex="11pt" style:font-weight-complex="normal"/>
    </style:style>
    <style:style style:name="T16" style:family="text">
      <style:text-properties officeooo:rsid="00200806"/>
    </style:style>
    <style:style style:name="T17" style:family="text">
      <style:text-properties fo:color="#008000" style:font-name="DejaVu Sans Mono" fo:font-size="9pt" fo:font-weight="bold"/>
    </style:style>
    <style:style style:name="T18" style:family="text">
      <style:text-properties fo:color="#008000" style:font-name="DejaVu Sans Mono" fo:font-size="9pt" fo:font-weight="bold" fo:background-color="#e4e4ff" loext:char-shading-value="0"/>
    </style:style>
    <style:style style:name="T19" style:family="text">
      <style:text-properties fo:color="#008000" style:font-name="DejaVu Sans Mono" fo:font-size="9pt" fo:font-weight="bold" officeooo:rsid="0018a424" fo:background-color="#e4e4ff" loext:char-shading-value="0" style:font-name-asian="思源黑体 CN Regular" style:font-size-asian="11pt" style:font-weight-asian="normal" style:font-size-complex="11pt" style:font-weight-complex="normal"/>
    </style:style>
    <style:style style:name="T20" style:family="text">
      <style:text-properties fo:color="#008000" style:font-name="DejaVu Sans Mono" fo:font-size="9pt" fo:font-weight="bold" officeooo:rsid="000fb1a5" fo:background-color="#e4e4ff" loext:char-shading-value="0" style:font-name-asian="思源黑体 CN Regular" style:font-size-asian="11pt" style:font-weight-asian="normal" style:font-size-complex="11pt" style:font-weight-complex="normal"/>
    </style:style>
    <style:style style:name="T21" style:family="text">
      <style:text-properties fo:color="#008000" style:font-name="DejaVu Sans Mono" fo:font-size="9pt" fo:font-weight="bold" officeooo:rsid="0017f8f7" fo:background-color="#e4e4ff" loext:char-shading-value="0" style:font-name-asian="思源黑体 CN Regular" style:font-size-asian="11pt" style:font-weight-asian="normal" style:font-size-complex="11pt" style:font-weight-complex="normal"/>
    </style:style>
    <style:style style:name="T22" style:family="text">
      <style:text-properties fo:color="#008000" style:font-name="DejaVu Sans Mono" fo:font-size="9pt" fo:font-weight="bold" officeooo:rsid="0019b27f" fo:background-color="#e4e4ff" loext:char-shading-value="0" style:font-name-asian="思源黑体 CN Regular" style:font-size-asian="11pt" style:font-weight-asian="normal" style:font-size-complex="11pt" style:font-weight-complex="normal"/>
    </style:style>
    <style:style style:name="T23" style:family="text">
      <style:text-properties fo:color="#008000" style:font-name="DejaVu Sans Mono" fo:font-size="9pt" fo:font-weight="bold" officeooo:rsid="002715dc" fo:background-color="#e4e4ff" loext:char-shading-value="0" style:font-name-asian="思源黑体 CN Regular" style:font-size-asian="11pt" style:font-weight-asian="normal" style:font-size-complex="11pt" style:font-weight-complex="normal"/>
    </style:style>
    <style:style style:name="T24" style:family="text">
      <style:text-properties fo:color="#008000" style:font-name="DejaVu Sans Mono" fo:font-size="9pt" fo:font-weight="bold" officeooo:rsid="000fb1a5" fo:background-color="#e4e4ff" loext:char-shading-value="0"/>
    </style:style>
    <style:style style:name="T25" style:family="text">
      <style:text-properties fo:color="#008000" style:font-name="DejaVu Sans Mono" fo:font-size="9pt" fo:font-weight="bold" officeooo:rsid="0018a424" fo:background-color="#e4e4ff" loext:char-shading-value="0"/>
    </style:style>
    <style:style style:name="T26" style:family="text">
      <style:text-properties fo:color="#008000" style:font-name="DejaVu Sans Mono" fo:font-size="9pt" fo:font-weight="bold" officeooo:rsid="002715dc" fo:background-color="#e4e4ff" loext:char-shading-value="0"/>
    </style:style>
    <style:style style:name="T27" style:family="text">
      <style:text-properties fo:color="#008000" style:text-outline="false" style:text-line-through-style="none" style:text-line-through-type="none" style:font-name="DejaVu Sans Mono" fo:font-size="9pt" fo:font-style="normal" fo:text-shadow="none" style:text-underline-style="none" fo:font-weight="bold" officeooo:rsid="000fb1a5" fo:background-color="#e4e4ff" loext:char-shading-value="0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T28" style:family="text">
      <style:text-properties fo:color="#008000" style:text-outline="false" style:text-line-through-style="none" style:text-line-through-type="none" style:font-name="DejaVu Sans Mono" fo:font-size="9pt" fo:font-style="normal" fo:text-shadow="none" style:text-underline-style="none" fo:font-weight="bold" officeooo:rsid="002715dc" fo:background-color="#e4e4ff" loext:char-shading-value="0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T29" style:family="text">
      <style:text-properties fo:color="#008000" style:text-outline="false" style:text-line-through-style="none" style:text-line-through-type="none" style:font-name="DejaVu Sans Mono" fo:font-size="9pt" fo:font-style="normal" fo:text-shadow="none" style:text-underline-style="none" fo:font-weight="bold" officeooo:rsid="002715dc" fo:background-color="#e4e4ff" loext:char-shading-value="0" style:font-style-asian="normal" style:text-emphasize="none"/>
    </style:style>
    <style:style style:name="T30" style:family="text">
      <style:text-properties style:font-name-asian="思源黑体 CN Regular" style:font-size-asian="11pt" style:font-weight-asian="normal" style:font-size-complex="11pt" style:font-weight-complex="normal"/>
    </style:style>
    <style:style style:name="T31" style:family="text">
      <style:text-properties officeooo:rsid="0018a424" style:font-name-asian="思源黑体 CN Regular" style:font-size-asian="11pt" style:font-weight-asian="normal" style:font-size-complex="11pt" style:font-weight-complex="normal"/>
    </style:style>
    <style:style style:name="T32" style:family="text">
      <style:text-properties officeooo:rsid="000fb1a5" style:font-name-asian="思源黑体 CN Regular" style:font-size-asian="11pt" style:font-weight-asian="normal" style:font-size-complex="11pt" style:font-weight-complex="normal"/>
    </style:style>
    <style:style style:name="T33" style:family="text">
      <style:text-properties officeooo:rsid="00105102" style:font-name-asian="思源黑体 CN Regular" style:font-size-asian="11pt" style:font-weight-asian="normal" style:font-size-complex="11pt" style:font-weight-complex="normal"/>
    </style:style>
    <style:style style:name="T34" style:family="text">
      <style:text-properties officeooo:rsid="0017f8f7" style:font-name-asian="思源黑体 CN Regular" style:font-size-asian="11pt" style:font-weight-asian="normal" style:font-size-complex="11pt" style:font-weight-complex="normal"/>
    </style:style>
    <style:style style:name="T35" style:family="text">
      <style:text-properties officeooo:rsid="001604cd" style:font-name-asian="思源黑体 CN Regular" style:font-size-asian="11pt" style:font-weight-asian="normal" style:font-size-complex="11pt" style:font-weight-complex="normal"/>
    </style:style>
    <style:style style:name="T36" style:family="text">
      <style:text-properties officeooo:rsid="00200806" style:font-name-asian="思源黑体 CN Regular" style:font-size-asian="11pt" style:font-weight-asian="normal" style:font-size-complex="11pt" style:font-weight-complex="normal"/>
    </style:style>
    <style:style style:name="T37" style:family="text">
      <style:text-properties officeooo:rsid="00219298" style:font-name-asian="思源黑体 CN Regular" style:font-size-asian="11pt" style:font-weight-asian="normal" style:font-size-complex="11pt" style:font-weight-complex="normal"/>
    </style:style>
    <style:style style:name="T38" style:family="text">
      <style:text-properties officeooo:rsid="00142185" style:font-name-asian="思源黑体 CN Regular" style:font-size-asian="11pt" style:font-weight-asian="normal" style:font-size-complex="11pt" style:font-weight-complex="normal"/>
    </style:style>
    <style:style style:name="T39" style:family="text">
      <style:text-properties officeooo:rsid="0019b27f" style:font-name-asian="思源黑体 CN Regular" style:font-size-asian="11pt" style:font-weight-asian="normal" style:font-size-complex="11pt" style:font-weight-complex="normal"/>
    </style:style>
    <style:style style:name="T40" style:family="text">
      <style:text-properties officeooo:rsid="001aba18" style:font-name-asian="思源黑体 CN Regular" style:font-size-asian="11pt" style:font-weight-asian="normal" style:font-size-complex="11pt" style:font-weight-complex="normal"/>
    </style:style>
    <style:style style:name="T41" style:family="text">
      <style:text-properties officeooo:rsid="003c796d" style:font-name-asian="思源黑体 CN Regular" style:font-size-asian="11pt" style:font-weight-asian="normal" style:font-size-complex="11pt" style:font-weight-complex="normal"/>
    </style:style>
    <style:style style:name="T42" style:family="text">
      <style:text-properties style:text-outline="false" style:text-line-through-style="none" style:text-line-through-type="none" fo:font-style="normal" fo:text-shadow="none" style:text-underline-style="none" officeooo:rsid="001c21ad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T43" style:family="text">
      <style:text-properties style:text-outline="false" style:text-line-through-style="none" style:text-line-through-type="none" fo:font-style="normal" fo:text-shadow="none" style:text-underline-style="none" officeooo:rsid="001aba18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T44" style:family="text">
      <style:text-properties style:text-outline="false" style:text-line-through-style="none" style:text-line-through-type="none" fo:font-style="normal" fo:text-shadow="none" style:text-underline-style="none" officeooo:rsid="0018a424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T45" style:family="text">
      <style:text-properties style:text-outline="false" style:text-line-through-style="none" style:text-line-through-type="none" fo:font-style="normal" fo:text-shadow="none" style:text-underline-style="none" officeooo:rsid="001c89a8" style:font-name-asian="思源黑体 CN Regular" style:font-size-asian="11pt" style:font-style-asian="normal" style:font-weight-asian="normal" style:font-size-complex="11pt" style:font-weight-complex="normal" style:text-emphasize="none"/>
    </style:style>
    <style:style style:name="T46" style:family="text">
      <style:text-properties officeooo:rsid="0027327c"/>
    </style:style>
    <style:style style:name="T47" style:family="text">
      <style:text-properties fo:color="#808080" style:font-name-asian="DejaVu Sans" style:font-size-asian="9pt" style:font-style-asian="italic"/>
    </style:style>
    <style:style style:name="T48" style:family="text">
      <style:text-properties fo:color="#808080" style:font-name-asian="思源黑体 CN Bold" style:font-size-asian="9pt" style:font-style-asian="italic"/>
    </style:style>
    <style:style style:name="T49" style:family="text">
      <style:text-properties fo:color="#808080" officeooo:rsid="0027327c" style:font-name-asian="思源黑体 CN Bold" style:font-size-asian="9pt" style:font-style-asian="italic"/>
    </style:style>
    <style:style style:name="T50" style:family="text">
      <style:text-properties fo:color="#808080" style:font-name="思源黑体 CN Regular" fo:font-size="11pt" fo:font-weight="normal" style:font-name-asian="思源黑体 CN Bold" style:font-size-asian="9pt" style:font-style-asian="italic" style:font-weight-asian="normal" style:font-size-complex="11pt" style:font-weight-complex="normal"/>
    </style:style>
    <style:style style:name="T51" style:family="text">
      <style:text-properties fo:color="#808080" style:font-name="思源黑体 CN Regular" fo:font-size="11pt" fo:font-weight="normal" officeooo:rsid="0027327c" style:font-name-asian="思源黑体 CN Bold" style:font-size-asian="9pt" style:font-style-asian="italic" style:font-weight-asian="normal" style:font-size-complex="11pt" style:font-weight-complex="normal"/>
    </style:style>
    <style:style style:name="T52" style:family="text">
      <style:text-properties fo:color="#808080" style:font-name="思源黑体 CN Regular" fo:font-size="11pt" fo:font-weight="normal" style:font-name-asian="DejaVu Sans" style:font-size-asian="9pt" style:font-style-asian="italic" style:font-weight-asian="normal" style:font-size-complex="11pt" style:font-weight-complex="normal"/>
    </style:style>
    <style:style style:name="T53" style:family="text">
      <style:text-properties officeooo:rsid="003641bf"/>
    </style:style>
    <style:style style:name="T54" style:family="text">
      <style:text-properties officeooo:rsid="003c796d"/>
    </style:style>
    <style:style style:name="T55" style:family="text">
      <style:text-properties officeooo:rsid="003e77ab"/>
    </style:style>
    <style:style style:name="T56" style:family="text">
      <style:text-properties officeooo:rsid="0055c03d"/>
    </style:style>
    <style:style style:name="T57" style:family="text">
      <style:text-properties fo:font-variant="normal" fo:text-transform="none" fo:color="#333333" style:font-name="SimHei" fo:font-size="10.5pt" fo:letter-spacing="normal" fo:font-style="normal"/>
    </style:style>
    <style:style style:name="T58" style:family="text">
      <style:text-properties fo:font-variant="normal" fo:text-transform="none" fo:color="#333333" style:font-name="SimHei" fo:font-size="10.5pt" fo:letter-spacing="normal" fo:font-style="normal" fo:font-weight="normal"/>
    </style:style>
    <style:style style:name="T59" style:family="text">
      <style:text-properties fo:font-variant="normal" fo:text-transform="none" fo:color="#333333" fo:letter-spacing="normal" style:font-name-asian="SimHei" style:font-size-asian="10.5pt" style:font-style-asian="normal"/>
    </style:style>
    <style:style style:name="T60" style:family="text">
      <style:text-properties fo:font-variant="normal" fo:text-transform="none" fo:color="#333333" fo:letter-spacing="normal" style:font-name-asian="SimHei" style:font-size-asian="10.5pt" style:font-style-asian="normal" style:font-weight-asian="normal"/>
    </style:style>
    <style:style style:name="T61" style:family="text">
      <style:text-properties fo:font-variant="normal" fo:text-transform="none" fo:color="#333333" fo:letter-spacing="normal" officeooo:rsid="0055c03d" style:font-name-asian="SimHei" style:font-size-asian="10.5pt" style:font-style-asian="normal" style:font-weight-asian="normal"/>
    </style:style>
    <style:style style:name="T62" style:family="text">
      <style:text-properties fo:font-variant="normal" fo:text-transform="none" fo:color="#333333" fo:letter-spacing="normal" officeooo:rsid="005a84a0" style:font-name-asian="SimHei" style:font-size-asian="10.5pt" style:font-style-asian="normal" style:font-weight-asian="normal"/>
    </style:style>
    <style:style style:name="T63" style:family="text">
      <style:text-properties fo:font-variant="normal" fo:text-transform="none" fo:color="#333333" fo:letter-spacing="normal" officeooo:rsid="005a84a0" style:font-name-asian="SimHei" style:font-size-asian="10.5pt" style:font-style-asian="normal"/>
    </style:style>
    <style:style style:name="T64" style:family="text">
      <style:text-properties officeooo:rsid="005a84a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9"><text:span text:style-name="T30">模块名:离职管理<text:tab/><text:tab/></text:span><text:span text:style-name="T17">dimission</text:span></text:p>
      <text:p text:style-name="P1"><text:tab/>导航<text:span text:style-name="T2">下拉名_1:离职管理</text:span></text:p>
      <text:p text:style-name="P1"><text:tab/><text:tab/>导航<text:span text:style-name="T2">名_1:离职信息</text:span></text:p>
      <text:p text:style-name="P8"><text:span text:style-name="T30"><text:tab/><text:tab/><text:tab/><text:tab/>功能名_</text:span><text:span text:style-name="T31">1:列表 功能类型:网格<text:tab/></text:span><text:bookmark-start text:name="__DdeLink__20381_1590984082"/><text:span text:style-name="T31">(/</text:span><text:span text:style-name="T18">dimissioninfo/</text:span><text:span text:style-name="T19">v1/maps</text:span><text:span text:style-name="T31">)</text:span><text:bookmark-end text:name="__DdeLink__20381_1590984082"/></text:p>
      <text:list xml:id="list8467347292076520835" text:style-name="L1">
        <text:list-item>
          <text:p text:style-name="P11"><text:bookmark-start text:name="__DdeLink__85_1631178521"/>字段名:离职人员姓名</text:p>
        </text:list-item>
        <text:list-item>
          <text:p text:style-name="P11">字段名:地区</text:p>
        </text:list-item>
        <text:list-item>
          <text:p text:style-name="P11">字段名:部门/项目组</text:p>
        </text:list-item>
        <text:list-item>
          <text:p text:style-name="P11">字段名:员工编号</text:p>
        </text:list-item>
        <text:list-item>
          <text:p text:style-name="P11">字段名:岗位</text:p>
        </text:list-item>
        <text:list-item>
          <text:p text:style-name="P11">字段名:岗位层级</text:p>
        </text:list-item>
        <text:list-item>
          <text:p text:style-name="P11">字段名:学历</text:p>
        </text:list-item>
        <text:list-item>
          <text:p text:style-name="P11">字段名:私人邮箱</text:p>
        </text:list-item>
        <text:list-item>
          <text:p text:style-name="P11">字段名:联系电话</text:p>
        </text:list-item>
        <text:list-item>
          <text:p text:style-name="P11">字段名:入职时间</text:p>
        </text:list-item>
        <text:list-item>
          <text:p text:style-name="P11">字段名:离职类型</text:p>
        </text:list-item>
        <text:list-item>
          <text:p text:style-name="P11">字段名:离职原因</text:p>
        </text:list-item>
        <text:list-item>
          <text:p text:style-name="P11">字段名:员工状态</text:p>
        </text:list-item>
        <text:list-item>
          <text:p text:style-name="P11">字段名:在司工龄</text:p>
        </text:list-item>
        <text:list-item>
          <text:p text:style-name="P11">字段名:申请离职日期</text:p>
        </text:list-item>
        <text:list-item>
          <text:p text:style-name="P11">字段名:是否申请提前离职</text:p>
        </text:list-item>
        <text:list-item>
          <text:p text:style-name="P11">字段名:提前离职日期</text:p>
        </text:list-item>
        <text:list-item>
          <text:p text:style-name="P11">字段名:提前原因</text:p>
        </text:list-item>
        <text:list-item>
          <text:p text:style-name="P11">字段名:离职状态</text:p>
        </text:list-item>
        <text:list-item>
          <text:p text:style-name="P11">字段名:正常离职时间</text:p>
        </text:list-item>
        <text:list-item>
          <text:p text:style-name="P11">字段名:离职面谈负责人</text:p>
        </text:list-item>
        <text:list-item>
          <text:p text:style-name="P11">字段名:面谈内容</text:p>
        </text:list-item>
        <text:list-item>
          <text:p text:style-name="P11">字段名:面谈意见<text:bookmark-end text:name="__DdeLink__85_1631178521"/></text:p>
        </text:list-item>
        <text:list-item>
          <text:p text:style-name="P11">字段名:项目经理</text:p>
        </text:list-item>
        <text:list-item>
          <text:p text:style-name="P11">字段名:项目经理面谈意见</text:p>
        </text:list-item>
        <text:list-item>
          <text:p text:style-name="P11">字段名:总经办审批意见</text:p>
        </text:list-item>
        <text:list-item>
          <text:p text:style-name="P11">字段名:通过提前离职</text:p>
        </text:list-item>
        <text:list-item>
          <text:p text:style-name="P11">字段名:离职办理状态</text:p>
        </text:list-item>
        <text:list-item>
          <text:p text:style-name="P11">字段名:薪资确认情况</text:p>
        </text:list-item>
        <text:list-item>
          <text:p text:style-name="P11">字段名:薪资详情</text:p>
        </text:list-item>
        <text:list-item>
          <text:p text:style-name="P11">字段名:离职确认情况</text:p>
        </text:list-item>
      </text:list>
      <text:p text:style-name="P6"><text:span text:style-name="T30"><text:tab/><text:tab/><text:tab/><text:tab/>功能名_</text:span><text:span text:style-name="T32">2:申请离职 功能类型:编辑</text:span><text:bookmark-start text:name="__DdeLink__20383_1590984082"/><text:span text:style-name="T32">(/</text:span><text:span text:style-name="T20">dimissioninfo/</text:span><text:span text:style-name="T25">v1/apply</text:span><text:span text:style-name="T31">)</text:span><text:bookmark-end text:name="__DdeLink__20383_1590984082"/></text:p>
      <text:list xml:id="list6729666978712948721" text:style-name="L2">
        <text:list-item>
          <text:p text:style-name="P12"><text:bookmark-start text:name="__DdeLink__83_1631178521"/>字段名:离职原因 字段类型:文本框 必填</text:p>
        </text:list-item>
        <text:list-item>
          <text:p text:style-name="P13"><text:bookmark-start text:name="__DdeLink__643_1631178521"/>字段名:私人邮箱 字段类型:文本框 必填<text:bookmark-end text:name="__DdeLink__643_1631178521"/></text:p>
        </text:list-item>
        <text:list-item>
          <text:p text:style-name="P12">字段名:申请离职日期 字段类型:日期框 必填</text:p>
        </text:list-item>
        <text:list-item>
          <text:p text:style-name="P12">字段名:是否申请提前离职 字段类型:开关按钮 默认:否 必填</text:p>
        </text:list-item>
        <text:list-item>
          <text:p text:style-name="P12">字段名:提前离职日期 字段类型:日期框 非必填</text:p>
        </text:list-item>
        <text:list-item>
          <text:p text:style-name="P12"><text:soft-page-break/>字段名:提前原因 字段类型:文本框 非必填<text:bookmark-end text:name="__DdeLink__83_1631178521"/></text:p>
        </text:list-item>
      </text:list>
      <text:p text:style-name="P50"><text:span text:style-name="T30"><text:tab/><text:tab/><text:tab/><text:tab/>功能名_</text:span><text:span text:style-name="T33">3:编辑 功能类型:编辑</text:span><text:bookmark-start text:name="__DdeLink__20385_1590984082"/><text:span text:style-name="T33">(/</text:span><text:span text:style-name="T20">dimissioninfo/</text:span><text:span text:style-name="T25">v1/applyUpdate/{id}</text:span><text:span text:style-name="T31">)</text:span><text:bookmark-end text:name="__DdeLink__20385_1590984082"/></text:p>
      <text:list xml:id="list3669106551513983368" text:style-name="L3">
        <text:list-item>
          <text:p text:style-name="P14">字段名:离职原因 字段类型:文本框 必填</text:p>
        </text:list-item>
        <text:list-item>
          <text:p text:style-name="P15">字段名:私人邮箱 字段类型:文本框 必填</text:p>
        </text:list-item>
        <text:list-item>
          <text:p text:style-name="P14">字段名:申请离职日期 字段类型:日期框 必填</text:p>
        </text:list-item>
        <text:list-item>
          <text:p text:style-name="P14">字段名:是否申请提前离职 字段类型:开关按钮 默认:否 必填</text:p>
        </text:list-item>
        <text:list-item>
          <text:p text:style-name="P14">字段名:提前离职日期 字段类型:日期框 非必填</text:p>
        </text:list-item>
        <text:list-item>
          <text:p text:style-name="P14">字段名:提前原因 字段类型:文本框 非必填</text:p>
        </text:list-item>
      </text:list>
      <text:p text:style-name="P7"><text:span text:style-name="T30"><text:tab/><text:tab/><text:tab/><text:tab/>功能名_</text:span><text:span text:style-name="T34">4:删除 功能类型:编辑</text:span><text:bookmark-start text:name="__DdeLink__20387_1590984082"/><text:span text:style-name="T34">(/</text:span><text:span text:style-name="T20">dimissioninfo/</text:span><text:span text:style-name="T25">v1/delete/{id}</text:span><text:span text:style-name="T31">)</text:span><text:bookmark-end text:name="__DdeLink__20387_1590984082"/></text:p>
      <text:p text:style-name="P7"><text:span text:style-name="T30"><text:tab/><text:tab/><text:tab/><text:tab/>功能名_</text:span><text:span text:style-name="T34">5:负责人面谈 功能类型:编辑<text:tab/></text:span><text:bookmark-start text:name="__DdeLink__20389_1590984082"/><text:span text:style-name="T34">(/</text:span><text:span text:style-name="T20">dimissioninfo/</text:span><text:span text:style-name="T25">v1/authority/{id}</text:span><text:span text:style-name="T31">)</text:span><text:bookmark-end text:name="__DdeLink__20389_1590984082"/></text:p>
      <text:list xml:id="list6670192965829528250" text:style-name="L4">
        <text:list-item>
          <text:p text:style-name="P16">字段名:面谈内容 字段类型:文本框 必填</text:p>
        </text:list-item>
        <text:list-item>
          <text:p text:style-name="P16">字段名:<text:bookmark-start text:name="__DdeLink__1147_441165464"/>面谈<text:bookmark-end text:name="__DdeLink__1147_441165464"/>意见 字段类型:文本框 必填</text:p>
        </text:list-item>
        <text:list-item>
          <text:p text:style-name="P17">字段名:权责 <text:s/>固定<text:span text:style-name="T54">值(true) <text:s/>前端处理页面不用显示</text:span></text:p>
        </text:list-item>
      </text:list>
      <text:p text:style-name="P7"><text:span text:style-name="T30"><text:tab/><text:tab/><text:tab/><text:tab/>功能名_</text:span><text:span text:style-name="T34">6:项目经理面谈 功能类型:编辑</text:span><text:bookmark-start text:name="__DdeLink__20391_1590984082"/><text:span text:style-name="T34">(/</text:span><text:span text:style-name="T20">dimissioninfo/</text:span><text:span text:style-name="T19">v1/</text:span><text:span text:style-name="T25">interview</text:span><text:span text:style-name="T19">/{id}</text:span><text:span text:style-name="T31">)</text:span><text:bookmark-end text:name="__DdeLink__20391_1590984082"/></text:p>
      <text:list xml:id="list4315531917301947432" text:style-name="L5">
        <text:list-item>
          <text:p text:style-name="P18">字段名:面谈意见 字段类型:文本框 必填</text:p>
        </text:list-item>
        <text:list-item>
          <text:p text:style-name="P19">字段名:权责 <text:s/>固定值<text:span text:style-name="T53">(false) <text:s/>前端处理页面不用显示</text:span></text:p>
        </text:list-item>
      </text:list>
      <text:p text:style-name="P7"><text:span text:style-name="T30"><text:tab/><text:tab/><text:tab/><text:tab/>功能名_</text:span><text:span text:style-name="T34">7:总经办审核 功能类型:编辑</text:span><text:bookmark-start text:name="__DdeLink__20393_1590984082"/><text:span text:style-name="T34">(/</text:span><text:span text:style-name="T20">dimissioninfo/</text:span><text:span text:style-name="T19">v1/</text:span><text:span text:style-name="T25">audit</text:span><text:span text:style-name="T19">/{id}</text:span><text:span text:style-name="T31">)</text:span><text:bookmark-end text:name="__DdeLink__20393_1590984082"/></text:p>
      <text:list xml:id="list5817522508687797719" text:style-name="L6">
        <text:list-item>
          <text:p text:style-name="P20">字段名:意见 字段类型:文本框 必填</text:p>
        </text:list-item>
        <text:list-item>
          <text:p text:style-name="P20">字段名:通过提前离职 字段类型:开关按钮 默认:否</text:p>
        </text:list-item>
      </text:list>
      <text:p text:style-name="P7"><text:span text:style-name="T30"><text:tab/><text:tab/><text:tab/><text:tab/>功能名_</text:span><text:span text:style-name="T34">8:确认薪资情况 功能类型:编辑</text:span><text:bookmark-start text:name="__DdeLink__20395_1590984082"/><text:span text:style-name="T34">(/</text:span><text:span text:style-name="T20">dimissioninfo/</text:span><text:span text:style-name="T19">v1/</text:span><text:span text:style-name="T25">affirm</text:span><text:span text:style-name="T19">/{id}</text:span><text:span text:style-name="T31">)</text:span><text:bookmark-end text:name="__DdeLink__20395_1590984082"/></text:p>
      <text:list xml:id="list2602662379181684464" text:style-name="L7">
        <text:list-item>
          <text:p text:style-name="P21">字段名:是否确认无误 字段类型:开关按钮 默认:否</text:p>
        </text:list-item>
      </text:list>
      <text:p text:style-name="P7"><text:span text:style-name="T30"><text:tab/><text:tab/><text:tab/><text:tab/>功能名_</text:span><text:span text:style-name="T34">9:上传附件 功能类型:编辑</text:span><text:bookmark-start text:name="__DdeLink__20397_1590984082"/><text:span text:style-name="T34">(/</text:span><text:span text:style-name="T20">dimissioninfo/</text:span><text:span text:style-name="T25">v1/uploadEnclosure/{id}</text:span><text:span text:style-name="T31">)</text:span><text:bookmark-end text:name="__DdeLink__20397_1590984082"/></text:p>
      <text:p text:style-name="P7"><text:span text:style-name="T30"><text:tab/><text:tab/><text:tab/><text:tab/>功能名_</text:span><text:span text:style-name="T34">10:确认离职 功能类型:编辑</text:span><text:bookmark-start text:name="__DdeLink__20399_1590984082"/><text:span text:style-name="T34">(/</text:span><text:span text:style-name="T20">dimissioninfo/</text:span><text:span text:style-name="T25">v1/success/{id}</text:span><text:span text:style-name="T31">)</text:span><text:bookmark-end text:name="__DdeLink__20399_1590984082"/></text:p>
      <text:p text:style-name="P7"><text:span text:style-name="T30"><text:tab/><text:tab/><text:tab/><text:tab/>功能名_</text:span><text:span text:style-name="T35">11:修改离职类型 功能类型:编辑(/</text:span><text:span text:style-name="T20">dimissioninfo/</text:span><text:span text:style-name="T19">v1/</text:span><text:span text:style-name="T25">editType</text:span><text:span text:style-name="T19">/{id}</text:span><text:span text:style-name="T31">)</text:span></text:p>
      <text:list xml:id="list995891631107204593" text:style-name="L8">
        <text:list-item>
          <text:p text:style-name="P51"><text:span text:style-name="T13">字段名:离职类型 字段类型:单选框 必填</text:span><text:span text:style-name="T14">(</text:span><text:span text:style-name="T60">正常离职</text:span><text:span text:style-name="T58">,</text:span><text:span text:style-name="T60">提前离职</text:span><text:span text:style-name="T58">,</text:span><text:span text:style-name="T60">自离</text:span><text:span text:style-name="T58">,</text:span><text:span text:style-name="T60">辞退</text:span><text:span text:style-name="T14">)</text:span></text:p>
        </text:list-item>
      </text:list>
      <text:p text:style-name="P5"><text:tab/><text:tab/><text:tab/><text:tab/>功能名_<text:span text:style-name="T16">12:汇总 功能类型:网格</text:span></text:p>
      <text:list xml:id="list7641029267671640463" text:style-name="L9">
        <text:list-item>
          <text:p text:style-name="P46"><text:span text:style-name="T36">字段名:项目组</text:span><text:span text:style-name="T41">(部门)</text:span><text:span text:style-name="T36"> 字段类型:单选框 非必填</text:span><text:bookmark-start text:name="__DdeLink__20450_1590984082"/><text:span text:style-name="T36">(/</text:span><text:span text:style-name="T20">dimissioninfo/</text:span><text:span text:style-name="T25">v1/getDepartment</text:span><text:span text:style-name="T31">)</text:span><text:bookmark-end text:name="__DdeLink__20450_1590984082"/></text:p>
        </text:list-item>
        <text:list-item>
          <text:p text:style-name="P46"><text:span text:style-name="T36">字段名:岗位 字段类型:单选框 非必填(/</text:span><text:span text:style-name="T20">dimissioninfo/</text:span><text:span text:style-name="T25">v1/getPosition</text:span><text:span text:style-name="T31">)</text:span></text:p>
        </text:list-item>
        <text:list-item>
          <text:p text:style-name="P22">字段名:开始时间 字段类型:时间框 非必填</text:p>
        </text:list-item>
        <text:list-item>
          <text:p text:style-name="P22">字段名:结束时间 字段类型:时间框 非必填</text:p>
          <text:list>
            <text:list-item>
              <text:p text:style-name="P47"><text:span text:style-name="T36">项目组汇总 功能类型:网格</text:span><text:bookmark-start text:name="__DdeLink__20448_1590984082"/><text:bookmark-start text:name="__DdeLink__20402_1590984082"/><text:span text:style-name="T36">(/</text:span><text:span text:style-name="T20">dimissioninfo/</text:span><text:span text:style-name="T19">v1/</text:span><text:span text:style-name="T25">departmentCollect</text:span><text:span text:style-name="T31">)</text:span><text:bookmark-end text:name="__DdeLink__20448_1590984082"/><text:bookmark-end text:name="__DdeLink__20402_1590984082"/></text:p>
              <text:list>
                <text:list-item>
                  <text:p text:style-name="P22">字段名:项目组</text:p>
                </text:list-item>
                <text:list-item>
                  <text:p text:style-name="P22"><text:bookmark-start text:name="__DdeLink__1180_1631178521"/>字段名:自离人员数量</text:p>
                </text:list-item>
                <text:list-item>
                  <text:p text:style-name="P22">字段名:辞退人员数量</text:p>
                </text:list-item>
                <text:list-item>
                  <text:p text:style-name="P22">字段名:正常离职人员数量<text:bookmark-end text:name="__DdeLink__1180_1631178521"/></text:p>
                </text:list-item>
              </text:list>
            </text:list-item>
            <text:list-item>
              <text:p text:style-name="P47"><text:span text:style-name="T36">岗位汇总 功能类型:网格</text:span><text:bookmark-start text:name="__DdeLink__20406_1590984082"/><text:span text:style-name="T36">(/</text:span><text:span text:style-name="T20">dimissioninfo/</text:span><text:span text:style-name="T19">v1/</text:span><text:span text:style-name="T25">positionCollect</text:span><text:span text:style-name="T31">)</text:span><text:bookmark-end text:name="__DdeLink__20406_1590984082"/></text:p>
              <text:list>
                <text:list-item>
                  <text:p text:style-name="P23">字段名:<text:bookmark-start text:name="__DdeLink__20404_1590984082"/>岗位<text:bookmark-end text:name="__DdeLink__20404_1590984082"/></text:p>
                </text:list-item>
                <text:list-item>
                  <text:p text:style-name="P24">字段名:自离人员数量</text:p>
                </text:list-item>
                <text:list-item>
                  <text:p text:style-name="P24">字段名:辞退人员数量</text:p>
                </text:list-item>
                <text:list-item>
                  <text:p text:style-name="P24">字段名:正常离职人员数量</text:p>
                </text:list-item>
              </text:list>
            </text:list-item>
            <text:list-item>
              <text:p text:style-name="P47"><text:span text:style-name="T36">入职时间汇总 功能类型:网格</text:span><text:bookmark-start text:name="__DdeLink__20408_1590984082"/><text:span text:style-name="T36">(/</text:span><text:span text:style-name="T20">dimissioninfo/</text:span><text:span text:style-name="T19">v1/</text:span><text:span text:style-name="T25">entryCollect</text:span><text:span text:style-name="T31">)</text:span><text:bookmark-end text:name="__DdeLink__20408_1590984082"/></text:p>
              <text:list>
                <text:list-item>
                  <text:p text:style-name="P23">字段名:入职时间</text:p>
                </text:list-item>
                <text:list-item>
                  <text:p text:style-name="P24">字段名:自离人员数量</text:p>
                </text:list-item>
                <text:list-item>
                  <text:p text:style-name="P24"><text:soft-page-break/>字段名:辞退人员数量</text:p>
                </text:list-item>
                <text:list-item>
                  <text:p text:style-name="P24">字段名:正常离职人员数量</text:p>
                </text:list-item>
              </text:list>
            </text:list-item>
            <text:list-item>
              <text:p text:style-name="P47"><text:span text:style-name="T36">工龄汇总 功能类型:网格</text:span><text:bookmark-start text:name="__DdeLink__20410_1590984082"/><text:span text:style-name="T36">(/</text:span><text:span text:style-name="T20">dimissioninfo/</text:span><text:span text:style-name="T19">v1/</text:span><text:span text:style-name="T25">seniorityCollect</text:span><text:span text:style-name="T31">)</text:span><text:bookmark-end text:name="__DdeLink__20410_1590984082"/></text:p>
              <text:list>
                <text:list-item>
                  <text:p text:style-name="P23">字段名:在司工龄</text:p>
                </text:list-item>
                <text:list-item>
                  <text:p text:style-name="P24">字段名:自离人员数量</text:p>
                </text:list-item>
                <text:list-item>
                  <text:p text:style-name="P24">字段名:辞退人员数量</text:p>
                </text:list-item>
                <text:list-item>
                  <text:p text:style-name="P24">字段名:正常离职人员数量</text:p>
                </text:list-item>
              </text:list>
            </text:list-item>
            <text:list-item>
              <text:p text:style-name="P47"><text:span text:style-name="T36">学历汇总 功能类型:网格</text:span><text:bookmark-start text:name="__DdeLink__20412_1590984082"/><text:span text:style-name="T36">(/</text:span><text:span text:style-name="T20">dimissioninfo/</text:span><text:span text:style-name="T19">v1/</text:span><text:span text:style-name="T25">educationCollect</text:span><text:span text:style-name="T31">)</text:span><text:bookmark-end text:name="__DdeLink__20412_1590984082"/></text:p>
              <text:list>
                <text:list-item>
                  <text:p text:style-name="P23">字段名:学历</text:p>
                </text:list-item>
                <text:list-item>
                  <text:p text:style-name="P24">字段名:自离人员数量</text:p>
                </text:list-item>
                <text:list-item>
                  <text:p text:style-name="P24">字段名:辞退人员数量</text:p>
                </text:list-item>
                <text:list-item>
                  <text:p text:style-name="P24">字段名:正常离职人员数量</text:p>
                </text:list-item>
              </text:list>
            </text:list-item>
          </text:list>
        </text:list-item>
      </text:list>
      <text:p text:style-name="P7"><text:span text:style-name="T36"><text:tab/><text:tab/><text:tab/><text:tab/>功能名_</text:span><text:span text:style-name="T37">13:原因汇总 功能类型:网格</text:span><text:bookmark-start text:name="__DdeLink__20416_1590984082"/><text:bookmark-start text:name="__DdeLink__20414_1590984082"/><text:span text:style-name="T36">(/</text:span><text:span text:style-name="T20">dimissioninfo/</text:span><text:span text:style-name="T19">v1/</text:span><text:span text:style-name="T25">reasonCollect</text:span><text:span text:style-name="T31">)</text:span><text:bookmark-end text:name="__DdeLink__20416_1590984082"/><text:bookmark-end text:name="__DdeLink__20414_1590984082"/></text:p>
      <text:list xml:id="list2973512654074962207" text:style-name="L10">
        <text:list-item>
          <text:p text:style-name="P25">字段名:开始时间 字段类型:时间框 非必填</text:p>
        </text:list-item>
        <text:list-item>
          <text:p text:style-name="P25">字段名:结束时间 字段类型:时间框 非必填</text:p>
          <text:list>
            <text:list-item>
              <text:p text:style-name="P25">字段类型:离职类型</text:p>
            </text:list-item>
            <text:list-item>
              <text:p text:style-name="P25">字段类型:原因明细</text:p>
            </text:list-item>
            <text:list-item>
              <text:p text:style-name="P25">字段类型:人员数量</text:p>
            </text:list-item>
          </text:list>
        </text:list-item>
      </text:list>
      <text:p text:style-name="P2"><text:tab/><text:tab/>导航名_<text:span text:style-name="T3">2:自离信息</text:span></text:p>
      <text:p text:style-name="P7"><text:span text:style-name="T30"><text:tab/><text:tab/><text:tab/><text:tab/>功能名_</text:span><text:span text:style-name="T38">1:列表 功能类型:网格</text:span><text:bookmark-start text:name="__DdeLink__20452_1590984082"/><text:bookmark-start text:name="__DdeLink__20418_1590984082"/><text:span text:style-name="T38">(/</text:span><text:span text:style-name="T20">dimissioninfo/</text:span><text:span text:style-name="T25">v1/presumeList</text:span><text:span text:style-name="T31">)</text:span><text:bookmark-end text:name="__DdeLink__20452_1590984082"/><text:bookmark-end text:name="__DdeLink__20418_1590984082"/></text:p>
      <text:list xml:id="list1512842136491534703" text:style-name="L11">
        <text:list-item>
          <text:p text:style-name="P26">字段名:离职人员姓名</text:p>
        </text:list-item>
        <text:list-item>
          <text:p text:style-name="P26">字段名:地区</text:p>
        </text:list-item>
        <text:list-item>
          <text:p text:style-name="P26">字段名:部门/项目组</text:p>
        </text:list-item>
        <text:list-item>
          <text:p text:style-name="P26">字段名:员工编号</text:p>
        </text:list-item>
        <text:list-item>
          <text:p text:style-name="P26">字段名:岗位</text:p>
        </text:list-item>
        <text:list-item>
          <text:p text:style-name="P26">字段名:岗位层级</text:p>
        </text:list-item>
        <text:list-item>
          <text:p text:style-name="P26">字段名:学历</text:p>
        </text:list-item>
        <text:list-item>
          <text:p text:style-name="P26">字段名:私人邮箱</text:p>
        </text:list-item>
        <text:list-item>
          <text:p text:style-name="P26">字段名:联系电话</text:p>
        </text:list-item>
        <text:list-item>
          <text:p text:style-name="P26">字段名:入职时间</text:p>
        </text:list-item>
        <text:list-item>
          <text:p text:style-name="P26">字段名:离职类型</text:p>
        </text:list-item>
        <text:list-item>
          <text:p text:style-name="P26">字段名:离职原因</text:p>
        </text:list-item>
        <text:list-item>
          <text:p text:style-name="P26">字段名:员工状态</text:p>
        </text:list-item>
        <text:list-item>
          <text:p text:style-name="P26">字段名:在司工龄</text:p>
        </text:list-item>
        <text:list-item>
          <text:p text:style-name="P26">字段名:申请离职日期</text:p>
        </text:list-item>
        <text:list-item>
          <text:p text:style-name="P26">字段名:离职时间</text:p>
        </text:list-item>
        <text:list-item>
          <text:p text:style-name="P26">字段名:离职面谈负责人</text:p>
        </text:list-item>
        <text:list-item>
          <text:p text:style-name="P26">字段名:面谈内容</text:p>
        </text:list-item>
        <text:list-item>
          <text:p text:style-name="P26">字段名:面谈意见</text:p>
        </text:list-item>
        <text:list-item>
          <text:p text:style-name="P26">字段名:离职办理状态</text:p>
        </text:list-item>
        <text:list-item>
          <text:p text:style-name="P26">字段名:离职确认情况</text:p>
        </text:list-item>
      </text:list>
      <text:p text:style-name="P7"><text:span text:style-name="T30"><text:tab/><text:tab/><text:tab/><text:tab/>功能名_</text:span><text:span text:style-name="T35">2:添加 <text:s/>功能类型:编辑</text:span><text:bookmark-start text:name="__DdeLink__20420_1590984082"/><text:span text:style-name="T35">(/</text:span><text:span text:style-name="T20">dimissioninfo/</text:span><text:span text:style-name="T25">v1/presume</text:span><text:span text:style-name="T31">)</text:span><text:bookmark-end text:name="__DdeLink__20420_1590984082"/></text:p>
      <text:list xml:id="list8012037305545272912" text:style-name="L12">
        <text:list-item>
          <text:p text:style-name="P27"><text:bookmark-start text:name="__DdeLink__95_1631178521"/>字段名:<text:bookmark-start text:name="__DdeLink__1152_441165464"/>离职人员姓名<text:bookmark-end text:name="__DdeLink__1152_441165464"/> 字段类型:单选框 必填</text:p>
          <text:p text:style-name="P48"><text:span text:style-name="T38">(/</text:span><text:span text:style-name="T20">dimissioninfo/</text:span><text:span text:style-name="T19">v1/</text:span><text:span text:style-name="T25">getAllName</text:span><text:span text:style-name="T31">)</text:span></text:p>
          <text:p text:style-name="P30"><text:soft-page-break/></text:p>
        </text:list-item>
        <text:list-item>
          <text:p text:style-name="P27">字段名:离职原因 <text:bookmark-start text:name="__DdeLink__1165_441165464"/>字段类型:文本框 必填<text:bookmark-end text:name="__DdeLink__1165_441165464"/></text:p>
        </text:list-item>
        <text:list-item>
          <text:p text:style-name="P27">字段名:申请离职日期 字段类型:日期框 非必填</text:p>
        </text:list-item>
        <text:list-item>
          <text:p text:style-name="P27">字段名:正常离职时间 字段类型:日期框 必填</text:p>
        </text:list-item>
        <text:list-item>
          <text:p text:style-name="P27">字段名:离职面谈负责人<text:bookmark-start text:name="__DdeLink__90_1631178521"/> 字段类型:文本框 非必填<text:bookmark-end text:name="__DdeLink__90_1631178521"/></text:p>
        </text:list-item>
        <text:list-item>
          <text:p text:style-name="P27">字段名:面谈内容 字段类型:文本框 非必填</text:p>
        </text:list-item>
        <text:list-item>
          <text:p text:style-name="P27">字段名:面谈意见 字段类型:文本框 非必填</text:p>
        </text:list-item>
        <text:list-item>
          <text:p text:style-name="P28">字段名:离职办理状态 <text:s/>字段类型:单选框必填</text:p>
          <text:p text:style-name="P53"><text:span text:style-name="T11"><text:s/></text:span><text:span text:style-name="T12">(</text:span><text:span text:style-name="T50">预备</text:span><text:span text:style-name="T52">离</text:span><text:span text:style-name="T50">职</text:span><text:span text:style-name="T51">(0)/未离职(1)/确认离职(2)</text:span><text:span text:style-name="T12">)</text:span></text:p>
        </text:list-item>
        <text:list-item>
          <text:p text:style-name="P29">字段名:离职确认情况 <text:bookmark-end text:name="__DdeLink__95_1631178521"/>字段类型:单选框必填<text:span text:style-name="T64">(默认为已确认)</text:span></text:p>
          <text:p text:style-name="P52"><text:span text:style-name="T15">(</text:span><text:span text:style-name="T60">未确认</text:span><text:span text:style-name="T58">,</text:span><text:span text:style-name="T60">确认</text:span><text:span text:style-name="T58">,</text:span><text:span text:style-name="T60">否认</text:span><text:span text:style-name="T62">)</text:span></text:p>
        </text:list-item>
      </text:list>
      <text:p text:style-name="P50"><text:span text:style-name="T30"><text:tab/><text:tab/><text:tab/><text:tab/>功能名_</text:span><text:span text:style-name="T34">3:编辑 功能类型:编辑</text:span><text:bookmark-start text:name="__DdeLink__20454_1590984082"/><text:bookmark-start text:name="__DdeLink__20423_1590984082"/><text:span text:style-name="T34">(/</text:span><text:span text:style-name="T20">dimissioninfo/</text:span><text:span text:style-name="T25">v1/</text:span><text:bookmark-start text:name="__DdeLink__1386_176624857"/><text:bookmark-end text:name="__DdeLink__1386_176624857"/><text:span text:style-name="T25">preUpdate/{id}</text:span><text:span text:style-name="T31">)</text:span><text:bookmark-end text:name="__DdeLink__20454_1590984082"/><text:bookmark-end text:name="__DdeLink__20423_1590984082"/></text:p>
      <text:list xml:id="list615131241517948902" text:style-name="L13">
        <text:list-item>
          <text:p text:style-name="P49"><text:bookmark-start text:name="__DdeLink__1150_441165464"/><text:span text:style-name="T30">字段名:离职人员姓名 字段类型:单选框 必填</text:span><text:span text:style-name="T34">(/</text:span><text:span text:style-name="T20">dimissioninfo/</text:span><text:span text:style-name="T19">v1/</text:span><text:span text:style-name="T25">getAllName</text:span><text:span text:style-name="T31">)</text:span></text:p>
        </text:list-item>
        <text:list-item>
          <text:p text:style-name="P31">字段名:离职原因 字段类型:文本框 必填</text:p>
        </text:list-item>
        <text:list-item>
          <text:p text:style-name="P31">字段名:申请离职日期 字段类型:日期框 非必填</text:p>
        </text:list-item>
        <text:list-item>
          <text:p text:style-name="P31">字段名:离职时间 字段类型:日期框 必填</text:p>
        </text:list-item>
        <text:list-item>
          <text:p text:style-name="P31">字段名:离职面谈负责人<text:bookmark-start text:name="__DdeLink__90_16311785211"/> 字段类型:文本框 非必填<text:bookmark-end text:name="__DdeLink__90_16311785211"/></text:p>
        </text:list-item>
        <text:list-item>
          <text:p text:style-name="P31">字段名:面谈内容 字段类型:文本框 非必填</text:p>
        </text:list-item>
        <text:list-item>
          <text:p text:style-name="P31">字段名:面谈意见 字段类型:文本框 非必填</text:p>
        </text:list-item>
        <text:list-item>
          <text:p text:style-name="P32">字段名:离职办理状态 <text:s/>字段类型:单选框 必填</text:p>
          <text:p text:style-name="P32"><text:span text:style-name="T46">(</text:span><text:span text:style-name="T48">预备</text:span><text:span text:style-name="T47">离</text:span><text:span text:style-name="T48">职</text:span><text:span text:style-name="T49">(0)/未离职(1)/确认离职(2)</text:span><text:span text:style-name="T46">)</text:span></text:p>
        </text:list-item>
        <text:list-item>
          <text:p text:style-name="P33">字段名:离职确认情况 字段类型:单选框必填<text:bookmark-start text:name="__DdeLink__1390_176624857"/><text:span text:style-name="T64">(默认为已确认)</text:span><text:bookmark-end text:name="__DdeLink__1390_176624857"/></text:p>
          <text:p text:style-name="P33"><text:bookmark-end text:name="__DdeLink__1150_441165464"/><text:span text:style-name="T64">(</text:span><text:span text:style-name="T59">未确认</text:span><text:span text:style-name="T57">,</text:span><text:span text:style-name="T59">确认</text:span><text:span text:style-name="T57">,</text:span><text:span text:style-name="T59">否认</text:span><text:span text:style-name="T63">)</text:span></text:p>
        </text:list-item>
      </text:list>
      <text:p text:style-name="P8"><text:span text:style-name="T30"><text:tab/><text:tab/><text:tab/><text:tab/>功能名_</text:span><text:span text:style-name="T34">4:删除 功能类型:编辑</text:span><text:bookmark-start text:name="__DdeLink__20425_1590984082"/><text:span text:style-name="T34">(/</text:span><text:span text:style-name="T20">dimissioninfo/</text:span><text:span text:style-name="T25">v1/delete/{id}</text:span><text:span text:style-name="T31">)</text:span><text:bookmark-end text:name="__DdeLink__20425_1590984082"/></text:p>
      <text:p text:style-name="P3"><text:tab/><text:tab/>导航名_<text:span text:style-name="T4">3:工作交接</text:span></text:p>
      <text:p text:style-name="P8"><text:span text:style-name="T30"><text:tab/><text:tab/><text:tab/><text:tab/>功能名_</text:span><text:span text:style-name="T34">1:列表 功能类型:网格</text:span><text:bookmark-start text:name="__DdeLink__20427_1590984082"/><text:span text:style-name="T34">(/</text:span><text:span text:style-name="T21">workhandover</text:span><text:span text:style-name="T20">/</text:span><text:span text:style-name="T19">v1/</text:span><text:span text:style-name="T25">maps</text:span><text:span text:style-name="T31">)</text:span><text:bookmark-end text:name="__DdeLink__20427_1590984082"/></text:p>
      <text:list xml:id="list8258124966769709562" text:style-name="L14">
        <text:list-item>
          <text:p text:style-name="P34">字段名:交接人姓名</text:p>
        </text:list-item>
        <text:list-item>
          <text:p text:style-name="P34">字段名:被交接人姓名</text:p>
        </text:list-item>
        <text:list-item>
          <text:p text:style-name="P34">字段名:交接信息明细</text:p>
        </text:list-item>
        <text:list-item>
          <text:p text:style-name="P34">字段名:交接情况</text:p>
        </text:list-item>
        <text:list-item>
          <text:p text:style-name="P34">字段名:接受人确认</text:p>
        </text:list-item>
        <text:list-item>
          <text:p text:style-name="P34">字段名:福利模块负责人确认</text:p>
        </text:list-item>
      </text:list>
      <text:p text:style-name="P8"><text:span text:style-name="T30"><text:tab/><text:tab/><text:tab/><text:tab/>功能名_</text:span><text:span text:style-name="T39">2:添加 功能类型:编辑</text:span><text:bookmark-start text:name="__DdeLink__20429_1590984082"/><text:span text:style-name="T39">(/</text:span><text:span text:style-name="T22">workhandover</text:span><text:span text:style-name="T20">/</text:span><text:span text:style-name="T19">v1/</text:span><text:span text:style-name="T25">save</text:span><text:span text:style-name="T31">)</text:span><text:bookmark-end text:name="__DdeLink__20429_1590984082"/></text:p>
      <text:list xml:id="list7216148777744973094" text:style-name="L15">
        <text:list-item>
          <text:p text:style-name="P35">字段名:交接人姓名 字段类型:单选框 必填</text:p>
          <text:p text:style-name="P36"><text:span text:style-name="T4">(/</text:span><text:span text:style-name="T24">dimissioninfo/</text:span><text:span text:style-name="T25">v1/getAllName</text:span><text:span text:style-name="T1">)</text:span></text:p>
        </text:list-item>
        <text:list-item>
          <text:p text:style-name="P35">字段名:被交接人姓名 字段类型:单选框 必填</text:p>
          <text:p text:style-name="P36"><text:span text:style-name="T4">(/</text:span><text:span text:style-name="T24">dimissioninfo/</text:span><text:span text:style-name="T25">v1/getAllName</text:span><text:span text:style-name="T1">)</text:span></text:p>
        </text:list-item>
        <text:list-item>
          <text:p text:style-name="P35">字段名:交接信息明细 字段类型:文本框 必填</text:p>
        </text:list-item>
        <text:list-item>
          <text:p text:style-name="P35">字段名:交接情况 字段类型:文本框 必填</text:p>
        </text:list-item>
      </text:list>
      <text:p text:style-name="P8"><text:span text:style-name="T30"><text:tab/><text:tab/><text:tab/><text:tab/>功能名_</text:span><text:span text:style-name="T39">3:编辑 功能类型:编辑</text:span><text:bookmark-start text:name="__DdeLink__20431_1590984082"/><text:span text:style-name="T39">(/</text:span><text:span text:style-name="T24">workhandover</text:span><text:span text:style-name="T20">/</text:span><text:span text:style-name="T19">v1/update/</text:span><text:span text:style-name="T23">{id}</text:span><text:span text:style-name="T31">)</text:span><text:bookmark-end text:name="__DdeLink__20431_1590984082"/></text:p>
      <text:list xml:id="list8747989466824653778" text:style-name="L16">
        <text:list-item>
          <text:p text:style-name="P37">字段名:交接人姓名 字段类型:单选框 必填</text:p>
          <text:p text:style-name="P38"><text:span text:style-name="T4">(/</text:span><text:span text:style-name="T24">dimissioninfo/</text:span><text:span text:style-name="T25">v1/getAllName</text:span><text:span text:style-name="T1">)</text:span></text:p>
        </text:list-item>
        <text:list-item>
          <text:p text:style-name="P37">字段名:被交接人姓名 字段类型:单选框 必填</text:p>
          <text:p text:style-name="P38"><text:soft-page-break/><text:span text:style-name="T4">(/</text:span><text:span text:style-name="T24">dimissioninfo/</text:span><text:span text:style-name="T25">v1/getAllName</text:span><text:span text:style-name="T1">)</text:span></text:p>
        </text:list-item>
        <text:list-item>
          <text:p text:style-name="P37">字段名:交接信息明细 字段类型:文本框 必填</text:p>
        </text:list-item>
        <text:list-item>
          <text:p text:style-name="P37">字段名:交接情况 字段类型:文本框 必填</text:p>
        </text:list-item>
      </text:list>
      <text:p text:style-name="P8"><text:span text:style-name="T30"><text:tab/><text:tab/><text:tab/><text:tab/>功能名_</text:span><text:span text:style-name="T39">4:删除 功能类型:编辑</text:span><text:bookmark-start text:name="__DdeLink__20434_1590984082"/><text:span text:style-name="T39">(/</text:span><text:span text:style-name="T20">workhandover/</text:span><text:span text:style-name="T19">v1/</text:span><text:span text:style-name="T25">delete</text:span><text:span text:style-name="T19">/</text:span><text:span text:style-name="T23">{id}</text:span><text:span text:style-name="T31">)</text:span><text:bookmark-end text:name="__DdeLink__20434_1590984082"/></text:p>
      <text:p text:style-name="P8"><text:span text:style-name="T30"><text:tab/><text:tab/><text:tab/><text:tab/>功能名_</text:span><text:span text:style-name="T39">5:确认交接 功能类型:编辑</text:span><text:bookmark-start text:name="__DdeLink__20436_1590984082"/><text:span text:style-name="T39">(/</text:span><text:span text:style-name="T20">workhandover/</text:span><text:span text:style-name="T26">v1/success/{id}</text:span><text:span text:style-name="T31">)</text:span><text:bookmark-end text:name="__DdeLink__20436_1590984082"/></text:p>
      <text:list xml:id="list3741752889529502734" text:style-name="L17">
        <text:list-item>
          <text:p text:style-name="P39">字段名:意见或内容 字段类型:文本框 必填</text:p>
        </text:list-item>
        <text:list-item>
          <text:p text:style-name="P39"><text:bookmark-start text:name="__DdeLink__1167_441165464"/>字段名:权责 固定下拉值<text:span text:style-name="T55">(true) <text:s/>前端处理</text:span><text:bookmark-end text:name="__DdeLink__1167_441165464"/></text:p>
        </text:list-item>
      </text:list>
      <text:p text:style-name="P8"><text:span text:style-name="T30"><text:tab/><text:tab/><text:tab/><text:tab/>功能名_</text:span><text:span text:style-name="T40">6:福利模块负责人确认 功能类型:编辑</text:span><text:bookmark-start text:name="__DdeLink__20438_1590984082"/><text:span text:style-name="T40">(/</text:span><text:span text:style-name="T20">workhandover/</text:span><text:span text:style-name="T23">v1/</text:span><text:span text:style-name="T26">authority</text:span><text:span text:style-name="T23">/{id}</text:span><text:span text:style-name="T31">)</text:span><text:bookmark-end text:name="__DdeLink__20438_1590984082"/></text:p>
      <text:list xml:id="list5505086289987840896" text:style-name="L18">
        <text:list-item>
          <text:p text:style-name="P40">字段名:意见 字段类型:文本框 必填</text:p>
        </text:list-item>
        <text:list-item>
          <text:p text:style-name="P41">字段名:权责 固定下拉值<text:span text:style-name="T55">(false) <text:s/>前端处理</text:span></text:p>
        </text:list-item>
      </text:list>
      <text:p text:style-name="P8"><text:span text:style-name="T30"><text:tab/><text:tab/><text:tab/><text:tab/>功能名_</text:span><text:span text:style-name="T40">7:上传附件 <text:s/>功能类型:编辑</text:span><text:bookmark-start text:name="__DdeLink__20440_1590984082"/><text:span text:style-name="T40">(/</text:span><text:span text:style-name="T20">workhandover/</text:span><text:span text:style-name="T23">v1/</text:span><text:span text:style-name="T26">uploadFile</text:span><text:span text:style-name="T23">/{id}</text:span><text:span text:style-name="T31">)</text:span><text:bookmark-end text:name="__DdeLink__20440_1590984082"/></text:p>
      <text:p text:style-name="P4"><text:tab/><text:tab/>导航名_<text:span text:style-name="T5">5:交接信息参考 </text:span></text:p>
      <text:p text:style-name="P8"><text:span text:style-name="T30"><text:tab/><text:tab/><text:tab/><text:tab/>功能名_</text:span><text:span text:style-name="T40">1:列表 功能类型:网格</text:span><text:bookmark-start text:name="__DdeLink__20442_1590984082"/><text:span text:style-name="T40">(/</text:span><text:span text:style-name="T24">handoverreference</text:span><text:span text:style-name="T20">/</text:span><text:span text:style-name="T23">v1/maps</text:span><text:span text:style-name="T31">)</text:span><text:bookmark-end text:name="__DdeLink__20442_1590984082"/></text:p>
      <text:list xml:id="list8008653160190052495" text:style-name="L19">
        <text:list-item>
          <text:p text:style-name="P42">字段名:当前工作范围</text:p>
        </text:list-item>
        <text:list-item>
          <text:p text:style-name="P42">字段名:当前工作目的</text:p>
        </text:list-item>
        <text:list-item>
          <text:p text:style-name="P42">字段名:当前工作范围的权限</text:p>
        </text:list-item>
        <text:list-item>
          <text:p text:style-name="P42">字段名:当前工作资料</text:p>
        </text:list-item>
        <text:list-item>
          <text:p text:style-name="P42">字段名:文件内容明细</text:p>
        </text:list-item>
        <text:list-item>
          <text:p text:style-name="P42">字段名:文件存储路径</text:p>
        </text:list-item>
        <text:list-item>
          <text:p text:style-name="P42">字段名:任务交接类型</text:p>
        </text:list-item>
        <text:list-item>
          <text:p text:style-name="P42">字段名:任务交接内容明细</text:p>
        </text:list-item>
        <text:list-item>
          <text:p text:style-name="P42">字段名:设备交接型号</text:p>
        </text:list-item>
        <text:list-item>
          <text:p text:style-name="P42">字段名:设备交接内容</text:p>
        </text:list-item>
        <text:list-item>
          <text:p text:style-name="P42">字段名:设备交接存储<text:span text:style-name="T6">内容</text:span></text:p>
        </text:list-item>
        <text:list-item>
          <text:p text:style-name="P54">字段名:股权或期权交接类型</text:p>
        </text:list-item>
        <text:list-item>
          <text:p text:style-name="P55">字段名:股权或期权交接内容</text:p>
        </text:list-item>
        <text:list-item>
          <text:p text:style-name="P55">字段名:办公室用品交接类型</text:p>
        </text:list-item>
        <text:list-item>
          <text:p text:style-name="P55">字段名:办公室用品交接内容</text:p>
        </text:list-item>
      </text:list>
      <text:p text:style-name="P10"><text:span text:style-name="T42"><text:tab/><text:tab/><text:tab/><text:tab/>功能名_2:添加 功能类型:编辑</text:span><text:bookmark-start text:name="__DdeLink__20444_1590984082"/><text:span text:style-name="T43">(/</text:span><text:span text:style-name="T27">handoverreference/</text:span><text:span text:style-name="T28">v1/</text:span><text:span text:style-name="T26">save</text:span><text:span text:style-name="T44">)</text:span><text:bookmark-end text:name="__DdeLink__20444_1590984082"/></text:p>
      <text:list xml:id="list994258113002501565" text:style-name="L20">
        <text:list-item>
          <text:p text:style-name="P43">字段名:当前工作范围 字段类型:文本框 必填</text:p>
        </text:list-item>
        <text:list-item>
          <text:p text:style-name="P44">字段名:当前工作目的 字段类型:文本框 必填</text:p>
        </text:list-item>
        <text:list-item>
          <text:p text:style-name="P44">字段名:当前工作范围的权限 字段类型:文本框 必填</text:p>
        </text:list-item>
        <text:list-item>
          <text:p text:style-name="P44">字段名:当前工作资料 字段类型:文本框 必填</text:p>
        </text:list-item>
        <text:list-item>
          <text:p text:style-name="P44">字段名:文件内容明细 字段类型:文本框 必填</text:p>
        </text:list-item>
        <text:list-item>
          <text:p text:style-name="P44">字段名:文件存储路径 字段类型:文本框 必填</text:p>
        </text:list-item>
        <text:list-item>
          <text:p text:style-name="P44">字段名:任务交接类型 字段类型:文本框 必填</text:p>
        </text:list-item>
        <text:list-item>
          <text:p text:style-name="P44">字段名:任务交接内容明细 字段类型:文本框 必填</text:p>
        </text:list-item>
        <text:list-item>
          <text:p text:style-name="P44">字段名:设备交接型号 字段类型:文本框 非必填</text:p>
        </text:list-item>
        <text:list-item>
          <text:p text:style-name="P44">字段名:设备交接内容 字段类型:文本框 非必填</text:p>
        </text:list-item>
        <text:list-item>
          <text:p text:style-name="P44">字段名:设备交接存储<text:span text:style-name="T6">内容 字段类型:文本框 非必填</text:span></text:p>
        </text:list-item>
        <text:list-item>
          <text:p text:style-name="P58">字段名:股权或期权交接类型 字段类型:文本框 非必填</text:p>
        </text:list-item>
        <text:list-item>
          <text:p text:style-name="P56">字段名:股权或期权交接内容 字段类型:文本框 非必填</text:p>
        </text:list-item>
        <text:list-item>
          <text:p text:style-name="P56">字段名:办公室用品交接类型 字段类型:文本框 非必填</text:p>
        </text:list-item>
        <text:list-item>
          <text:p text:style-name="P56">字段名:办公室用品交接内容 字段类型:文本框 非必填</text:p>
        </text:list-item>
      </text:list>
      <text:p text:style-name="P8"><text:soft-page-break/><text:span text:style-name="T7"><text:tab/><text:tab/><text:tab/><text:tab/>功能名_</text:span><text:span text:style-name="T8">3:编辑 功能类型:编辑</text:span><text:bookmark-start text:name="__DdeLink__20446_1590984082"/><text:span text:style-name="T9">(/</text:span><text:span text:style-name="T27">handoverreference/</text:span><text:span text:style-name="T28">v1/</text:span><text:span text:style-name="T29">update/{id}</text:span><text:span text:style-name="T10">)</text:span><text:bookmark-end text:name="__DdeLink__20446_1590984082"/></text:p>
      <text:list xml:id="list8108666183651365005" text:style-name="L21">
        <text:list-item>
          <text:p text:style-name="P45">字段名:当前工作范围 字段类型:文本框 必填</text:p>
        </text:list-item>
        <text:list-item>
          <text:p text:style-name="P45">字段名:当前工作目的 字段类型:文本框 必填</text:p>
        </text:list-item>
        <text:list-item>
          <text:p text:style-name="P45">字段名:当前工作范围的权限 字段类型:文本框 必填</text:p>
        </text:list-item>
        <text:list-item>
          <text:p text:style-name="P45">字段名:当前工作资料 字段类型:文本框 必填</text:p>
        </text:list-item>
        <text:list-item>
          <text:p text:style-name="P45">字段名:文件内容明细 字段类型:文本框 必填</text:p>
        </text:list-item>
        <text:list-item>
          <text:p text:style-name="P45">字段名:文件存储路径 字段类型:文本框 必填</text:p>
        </text:list-item>
        <text:list-item>
          <text:p text:style-name="P45">字段名:任务交接类型 字段类型:文本框 必填</text:p>
        </text:list-item>
        <text:list-item>
          <text:p text:style-name="P45">字段名:任务交接内容明细 字段类型:文本框 必填</text:p>
        </text:list-item>
        <text:list-item>
          <text:p text:style-name="P45">字段名:设备交接型号 字段类型:文本框 非必填</text:p>
        </text:list-item>
        <text:list-item>
          <text:p text:style-name="P45">字段名:设备交接内容 字段类型:文本框 非必填</text:p>
        </text:list-item>
        <text:list-item>
          <text:p text:style-name="P45">字段名:设备交接存储<text:span text:style-name="T6">内容 字段类型:文本框 非必填</text:span></text:p>
        </text:list-item>
        <text:list-item>
          <text:p text:style-name="P59">字段名:股权或期权交接类型 字段类型:文本框 非必填</text:p>
        </text:list-item>
        <text:list-item>
          <text:p text:style-name="P57">字段名:股权或期权交接内容 字段类型:文本框 非必填</text:p>
        </text:list-item>
        <text:list-item>
          <text:p text:style-name="P57">字段名:办公室用品交接类型 字段类型:文本框 非必填</text:p>
        </text:list-item>
        <text:list-item>
          <text:p text:style-name="P60">字段名:办公室用品交接内容 字段类型:文本框 非必填</text:p>
        </text:list-item>
      </text:list>
      <text:p text:style-name="P10"><text:span text:style-name="T45"><text:tab/><text:tab/><text:tab/><text:tab/>功能名_4:删除 功能类型:编辑</text:span><text:span text:style-name="T43">(/</text:span><text:span text:style-name="T27">handoverreference/</text:span><text:span text:style-name="T28">v1/</text:span><text:span text:style-name="T26">update</text:span><text:span text:style-name="T28">/{id}</text:span><text:span text:style-name="T44">)</text:span></text:p>
      <text:p text:style-name="P3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SimHei" svg:font-family="SimHei"/>
    <style:font-face style:name="思源黑体 CN Bold" svg:font-family="'思源黑体 CN Bold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7:13:31.913894298</meta:creation-date>
    <dc:date>2017-08-07T11:34:17.595008131</dc:date>
    <meta:editing-duration>PT6H59M28S</meta:editing-duration>
    <meta:editing-cycles>13</meta:editing-cycles>
    <meta:generator>LibreOffice/5.1.3.2$Linux_X86_64 LibreOffice_project/10$Build-2</meta:generator>
    <meta:document-statistic meta:table-count="0" meta:image-count="0" meta:object-count="0" meta:page-count="6" meta:paragraph-count="233" meta:word-count="3494" meta:character-count="5414" meta:non-whitespace-character-count="5068"/>
  </office:meta>
</office:document-meta>
</file>